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officeooo:paragraph-rsid="0019d9a4" style:font-size-asian="14pt" style:font-size-complex="16pt"/>
    </style:style>
    <style:style style:name="P2" style:family="paragraph" style:parent-style-name="Standard" style:list-style-name="L1">
      <style:paragraph-properties fo:line-height="150%"/>
      <style:text-properties fo:font-size="16pt" officeooo:paragraph-rsid="0019d9a4" style:font-size-asian="14pt" style:font-size-complex="16pt"/>
    </style:style>
    <style:style style:name="P3" style:family="paragraph" style:parent-style-name="Standard" style:list-style-name="L1">
      <style:paragraph-properties fo:line-height="150%"/>
      <style:text-properties fo:font-size="16pt" officeooo:paragraph-rsid="001c71a8" style:font-size-asian="14pt" style:font-size-complex="16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ext sea ice history and concentration analysis</text:p>
      <text:p text:style-name="P1"/>
      <text:list xml:id="list3527408741649448397" text:style-name="L1">
        <text:list-item>
          <text:p text:style-name="P2">Land mask should be embedded (or bit-masked) in analysis grids</text:p>
        </text:list-item>
        <text:list-item>
          <text:p text:style-name="P2">Placemark #days of ice cover (history/climo)</text:p>
        </text:list-item>
        <text:list-item>
          <text:p text:style-name="P2">Additional filtering of bogus points, perhaps by reference grid</text:p>
        </text:list-item>
        <text:list-item>
          <text:p text:style-name="P2">Bounding curve analysis of ice areas + extents</text:p>
        </text:list-item>
        <text:list-item>
          <text:p text:style-name="P2">History fields uniformly [0-1]</text:p>
        </text:list-item>
        <text:list-item>
          <text:p text:style-name="P2">History in grib2 consistently</text:p>
        </text:list-item>
        <text:list-item>
          <text:p text:style-name="P3">Each instrument analyzed separately, then combined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Grumbine</meta:initial-creator>
    <meta:creation-date>2014-04-07T17:17:00</meta:creation-date>
    <dc:date>2014-07-18T16:02:14</dc:date>
    <dc:creator>Robert Grumbine</dc:creator>
    <meta:editing-duration>PT29M7S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1" meta:paragraph-count="9" meta:word-count="64" meta:character-count="389" meta:non-whitespace-character-count="341"/>
  </office:meta>
</office:document-meta>
</file>